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8000000C899B73B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9cm, 0.4cm, 0.4cm, 0.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op test: if you see green square, then crop is ok.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6.848cm" svg:height="7.758cm" svg:x="10.576cm" svg:y="7.871cm">
          <draw:image xlink:href="Pictures/10000000000000C8000000C899B73B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8T10:56:04</meta:creation-date>
    <meta:editing-duration>PT3M25S</meta:editing-duration>
    <meta:editing-cycles>2</meta:editing-cycles>
    <dc:date>2011-02-28T10:59:26</dc:date>
    <meta:document-statistic meta:object-count="26"/>
    <meta:generator>LibreOffice/3.3$Unix LibreOffice_project/330m19$Build-8</meta:generator>
  </office:meta>
</office:document-meta>
</file>